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a4ce" officeooo:paragraph-rsid="0000a4ce"/>
    </style:style>
    <style:style style:name="T1" style:family="text">
      <style:text-properties officeooo:rsid="000110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ich besuche zurzeit die nikolaus-groß-schule und werde diese <text:span text:style-name="T1">voraussichtlich </text:span>bald mit dem mittleren schulabschluss verlassen</text:p>
      <text:p text:style-name="P1">2. ich würde mich sehr freuen wenn sie mich zu einem vorstellungsgespräch einladen würden. Ich habe gehört ihre firma legt besonderen wert auf sprachkentnisse, über welche ich verfüge.</text:p>
      <text:p text:style-name="P1">3. ich habe ihre anzeige in den “ruhr nachrichten” gelesen und habe mich dazu entschieden mich bei ihnen zu bewerben. Mich interessiert neben sprachen ganz besonders die computertechnik und eine ausbildung in ihrem beruf würde meinen neigungen entgegenkommen.</text:p>
      <text:p text:style-name="P1">4. teilen sie mir bitte so schnell wie möglich mit ob, wann und wo das vorstellungsgespräch stattfinden soll.</text:p>
      <text:p text:style-name="P1">5. ich habe ihre anzeige gelesen und war sehr interessiert. Ich möchte mich für eine stelle als brauer, chemielaborant oder werkstoffprüfer bewerben. Ich bin sehr vielseitig interessiert, deswegen wäre ich mit allem zufrieden.</text:p>
      <text:p text:style-name="P1">6. im letzten “stellenmark” haben sie meinen traumjob, “assistentin für tourismus” angeboten. Ich wäre gut für die stelle geeignet, da ich über alle voraussetzungen verfü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08:47:24.988470343</meta:creation-date>
    <dc:date>2022-08-26T09:18:58.471042654</dc:date>
    <meta:editing-duration>PT31M33S</meta:editing-duration>
    <meta:editing-cycles>2</meta:editing-cycles>
    <meta:generator>LibreOffice/7.4.0.3$MacOSX_X86_64 LibreOffice_project/f85e47c08ddd19c015c0114a68350214f7066f5a</meta:generator>
    <meta:document-statistic meta:table-count="0" meta:image-count="0" meta:object-count="0" meta:page-count="1" meta:paragraph-count="6" meta:word-count="158" meta:character-count="1078" meta:non-whitespace-character-count="926"/>
  </office:meta>
</office:document-meta>
</file>